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TestMacro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frac>
      <math:mi>b</math:mi>
      <math:mi>c</math:mi>
    </math:mfrac>
    <math:annotation math:encoding="StarMath 5.0">b over c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0$Build-9056</meta:generator>
    <meta:creation-date>2005-08-24T08:48:31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

<file path=Basic/Standard/TestMacro.xml><?xml version="1.0" encoding="utf-8"?>
<!DOCTYPE module  PUBLIC '-//OpenOffice.org//DTD OfficeDocument 1.0//EN'  'module.dtd'>
<script:module xmlns:script="http://openoffice.org/2000/script" script:name="TestMacro" script:language="StarBasic">'# TTMacro3: Bring up a messagebox

sub main

    msgbox "TTMacro3"
    
end sub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Macr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